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19_21-05-06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20_01-29-44_000.jpg</text:p>
          </table:table-cell>
          <table:table-cell table:style-name="ce25" office:value-type="string">
            <text:p>:m :PHOTO 寝た時刻 / 2022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20_13-10-29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20_15-59-23_000.jpg</text:p>
          </table:table-cell>
          <table:table-cell table:style-name="ce34" office:value-type="string">
            <text:p>:m #*# RES / JVEMV6 64#140-7.5 / 『大坂一件大塩平八郎存書』 / w=色々様々之～金朱 / p.~ / topic=~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#*# RES / JVEMV6 64#140-7.5 / 『大坂一件大塩平八郎存書』 / w=色々様々之～金朱 / p.~ / topic=~,other=~">
            <text:p>:m #*# RES / JVEMV6 64#140-7.5 / 『大坂一件大塩平八郎存書』 / w=色々様々之～金朱 / p.~ / topic=~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20_17-37-07_000.jpg</text:p>
          </table:table-cell>
          <table:table-cell table:style-name="ce34" office:value-type="string">
            <text:p>:m RES 1*1 / free# JVEMV6 68#_206:1 / 68. theoretical-physics(tp) / w=~,topics=行列式：レビチビタ記号,other=~,s=~,i=~,doc=r-8-1~4.10;r-8-1~4.11 / N+</text:p>
          </table:table-cell>
          <table:table-cell table:style-name="ce27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1*1 / free# JVEMV6 68#_206:1 / 68. theoretical-physics(tp) / w=~,topics=行列式：レビチビタ記号,other=~,s=~,i=~,doc=r-8-1~4.10;r-8-1~4.11 / N+">
            <text:p>:m RES 1*1 / free# JVEMV6 68#_206:1 / 68. theoretical-physics(tp) / w=~,topics=行列式：レビチビタ記号,other=~,s=~,i=~,doc=r-8-1~4.10;r-8-1~4.11 / N+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20_19-06-46_000.jpg</text:p>
          </table:table-cell>
          <table:table-cell table:style-name="ce34" office:value-type="string">
            <text:p>:m :篠笛,shinobue #*# / session-memo / s.1:memo,theme=音階：雲井調子_平井調子,other=key:C \\\ s.2:todays-melody,genr=演歌調,i.f.=~,notes=2-3-3h-3-3h-6-6h-6,Re+,other=scale:hirai \\\ s.3:todays-melody,i.f.=~,Re+,other=scale:陽施法 \\\ s.4:todays-melody,i.f.=~,Re+,other=scale:C-D-F-G-Bf(pitch:4-5-7f-1-3f) \\\ s.5:prac,for=transition:4`-3`,ReX,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:篠笛,shinobue #*# / session-memo / s.1:memo,theme=音階：雲井調子_平井調子,other=key:C \\\ s.2:todays-melody,genr=演歌調,i.f.=~,notes=2-3-3h-3-3h-6-6h-6,Re+,other=scale:hirai \\\ s.3:todays-melody,i.f.=~,Re+,other=scale:陽施法 \\\ s.4:todays-melody,i.f.=~,Re+,other=scale:C-D-F-G-Bf(pitch:4-5-7f-1-3f) \\\ s.5:prac,for=transition:4`-3`,ReX,R=~">
            <text:p>:m :篠笛,shinobue #*# / session-memo / s.1:memo,theme=音階：雲井調子_平井調子,other=key:C \\\ s.2:todays-melody,genr=演歌調,i.f.=~,notes=2-3-3h-3-3h-6-6h-6,Re+,other=scale:hirai \\\ s.3:todays-melody,i.f.=~,Re+,other=scale:陽施法 \\\ s.4:todays-melody,i.f.=~,Re+,other=scale:C-D-F-G-Bf(pitch:4-5-7f-1-3f) \\\ s.5:prac,for=transition:4`-3`,ReX,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1">2022/03/21</text:date>, <text:time>11:23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21T11:23:05.74</dc:date>
    <dc:creator>iwabuchi ken</dc:creator>
    <meta:editing-duration>P44DT12H55M28S</meta:editing-duration>
    <meta:editing-cycles>14770</meta:editing-cycles>
    <meta:document-statistic meta:table-count="2" meta:cell-count="477" meta:object-count="0"/>
    <meta:user-defined meta:name="qrichtext">1</meta:user-defined>
  </office:meta>
</office:document-meta>
</file>